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666666" draw:marker-start-width="0.65cm" draw:marker-end-width="0.65cm" draw:fill-color="#ffffff" draw:textarea-horizontal-align="justify" draw:textarea-vertical-align="middle" draw:auto-grow-height="false" fo:padding-top="0.15cm" fo:padding-bottom="0.45cm" fo:padding-left="0.15cm" fo:padding-right="0.15cm"/>
    </style:style>
    <style:style style:name="P1" style:family="paragraph">
      <style:paragraph-properties fo:text-align="center"/>
      <style:text-properties fo:color="#ff00cc" fo:font-family="Calibri" style:font-family-generic="swiss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" style:family="text">
      <style:text-properties fo:color="#ff00cc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klein">
        <draw:custom-shape draw:style-name="gr1" draw:text-style-name="P1" draw:layer="layout" svg:width="2.637cm" svg:height="2.637cm" svg:x="0.181cm" svg:y="0.181cm">
          <text:p text:style-name="P1"><text:span text:style-name="T1">@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9</meta:editing-cycles>
    <meta:editing-duration>PT46M49S</meta:editing-duration>
    <dc:title>WEB-Draw-klein</dc:title>
    <meta:initial-creator>Martin Korneffel</meta:initial-creator>
    <dc:date>2013-11-18T23:24:59.97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